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116.36mm"/>
    </style:style>
    <style:style style:name="co4" style:family="table-column">
      <style:table-column-properties fo:break-before="auto" style:column-width="153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hings_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AE1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Connector_Coaxial:U.FL_Molex_MCRF_73412-0110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uF/16V</text:p>
          </table:table-cell>
          <table:table-cell office:value-type="string" calcext:value-type="string">
            <text:p>Capacitor_SMD:CP_Elec_5x5.9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uF/16V</text:p>
          </table:table-cell>
          <table:table-cell office:value-type="string" calcext:value-type="string">
            <text:p>Capacitor_SMD:CP_Elec_5x5.9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JST:JST_EH_B04B-EH-A_1x04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erminalBlock:TerminalBlock_bornier-3_P5.08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HFD2_005-M-L2</text:p>
          </table:table-cell>
          <table:table-cell office:value-type="string" calcext:value-type="string">
            <text:p>Relay_THT:HFD2_005-M-L2</text:p>
          </table:table-cell>
          <table:table-cell office:value-type="string" calcext:value-type="string">
            <text:p>http://www.azettler.com/pdfs/az850.pdf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irchildsemi.com/ds/BC/BC817.pdf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irchildsemi.com/ds/BC/BC817.pdf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BS/BSS138.pdf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BS/BSS138.pdf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BS/BSS138.pdf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LDR07</text:p>
          </table:table-cell>
          <table:table-cell office:value-type="string" calcext:value-type="string">
            <text:p>OptoDevice:R_LDR_5.1x4.3mm_P3.4mm_Vertical</text:p>
          </table:table-cell>
          <table:table-cell office:value-type="string" calcext:value-type="string">
            <text:p>http://www.tme.eu/de/Document/f2e3ad76a925811312d226c31da4cd7e/LDR07.pdf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Button_Switch_SMD:SW_SPST_EVQPE1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Button_Switch_SMD:SW_SPST_EVQPE1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Button_Switch_SMD:SW_SPST_EVQPE1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Button_Switch_SMD:SW_SPST_EVQPE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485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datasheets.maximintegrated.com/en/ds/MAX1487E-MAX491E.pdf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advanced-monolithic.com/pdf/ds1117.pdf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RFM95W-868S2</text:p>
          </table:table-cell>
          <table:table-cell office:value-type="string" calcext:value-type="string">
            <text:p>RF_Module:HOPERF_RFM9XW_SMD</text:p>
          </table:table-cell>
          <table:table-cell office:value-type="string" calcext:value-type="string">
            <text:p>http://www.hoperf.com/upload/rf/RFM95_96_97_98W.pdf</text:p>
          </table:table-cell>
        </table:table-row>
      </table:table>
      <table:named-expressions/>
      <table:database-ranges>
        <table:database-range table:name="__Anonymous_Sheet_DB__0" table:target-range-address="things_02.A1:things_02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21:24:54.116649739</dc:date>
    <meta:editing-duration>PT1M50S</meta:editing-duration>
    <meta:editing-cycles>1</meta:editing-cycles>
    <meta:document-statistic meta:table-count="1" meta:cell-count="232" meta:object-count="0"/>
    <meta:generator>LibreOffice/5.2.7.2$Linux_X86_64 LibreOffice_project/20m0$Build-2</meta:generator>
  </office:meta>
</office:document-meta>
</file>